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6" style:family="table">
      <style:table-properties style:width="19.99cm" table:align="left"/>
    </style:style>
    <style:style style:name="Tableau6.A" style:family="table-column">
      <style:table-column-properties style:column-width="19.99cm"/>
    </style:style>
    <style:style style:name="Tableau6.A1" style:family="table-cell">
      <style:table-cell-properties fo:background-color="#9900ff" fo:padding="0.097cm" fo:border="0.002cm solid #000000">
        <style:background-image/>
      </style:table-cell-properties>
    </style:style>
    <style:style style:name="Tableau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9.99cm" table:align="left"/>
    </style:style>
    <style:style style:name="Tableau2.A" style:family="table-column">
      <style:table-column-properties style:column-width="19.99cm"/>
    </style:style>
    <style:style style:name="Tableau2.A1" style:family="table-cell">
      <style:table-cell-properties fo:background-color="#9900ff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9.99cm" table:align="left"/>
    </style:style>
    <style:style style:name="Tableau3.A" style:family="table-column">
      <style:table-column-properties style:column-width="19.99cm"/>
    </style:style>
    <style:style style:name="Tableau3.A1" style:family="table-cell">
      <style:table-cell-properties fo:background-color="#9900ff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4" style:family="table-row">
      <style:table-row-properties style:min-row-height="0.011cm"/>
    </style:style>
    <style:style style:name="Tableau1" style:family="table">
      <style:table-properties style:width="19.99cm" table:align="left"/>
    </style:style>
    <style:style style:name="Tableau1.A" style:family="table-column">
      <style:table-column-properties style:column-width="19.99cm"/>
    </style:style>
    <style:style style:name="Tableau1.A1" style:family="table-cell">
      <style:table-cell-properties fo:background-color="#9900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20.003cm" table:align="margins"/>
    </style:style>
    <style:style style:name="Tableau5.A" style:family="table-column">
      <style:table-column-properties style:column-width="4.2cm" style:rel-column-width="13760*"/>
    </style:style>
    <style:style style:name="Tableau5.B" style:family="table-column">
      <style:table-column-properties style:column-width="7.211cm" style:rel-column-width="23624*"/>
    </style:style>
    <style:style style:name="Tableau5.C" style:family="table-column">
      <style:table-column-properties style:column-width="4.299cm" style:rel-column-width="14083*"/>
    </style:style>
    <style:style style:name="Tableau5.D" style:family="table-column">
      <style:table-column-properties style:column-width="0.293cm" style:rel-column-width="959*"/>
    </style:style>
    <style:style style:name="Tableau5.E" style:family="table-column">
      <style:table-column-properties style:column-width="4.001cm" style:rel-column-width="13109*"/>
    </style:style>
    <style:style style:name="Tableau5.A1" style:family="table-cell">
      <style:table-cell-properties fo:background-color="#9900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D1" style:family="table-cell">
      <style:table-cell-properties fo:padding="0.097cm" fo:border-left="0.002cm solid #000000" fo:border-right="0.002cm solid #000000" fo:border-top="none" fo:border-bottom="none"/>
    </style:style>
    <style:style style:name="Tableau5.E1" style:family="table-cell">
      <style:table-cell-properties fo:background-color="#9900ff" fo:padding="0.097cm" fo:border="0.002cm solid #000000">
        <style:background-image/>
      </style:table-cell-properties>
    </style:style>
    <style:style style:name="Tableau5.A2" style:family="table-cell">
      <style:table-cell-properties fo:background-color="#9900ff" fo:padding="0.097cm" fo:border-left="0.002cm solid #000000" fo:border-right="none" fo:border-top="none" fo:border-bottom="0.002cm solid #000000">
        <style:background-image/>
      </style:table-cell-properties>
    </style:style>
    <style:style style:name="Tableau5.A3" style:family="table-cell">
      <style:table-cell-properties fo:padding="0.097cm" fo:border-left="0.002cm solid #000000" fo:border-right="none" fo:border-top="none" fo:border-bottom="0.002cm solid #000000"/>
    </style:style>
    <style:style style:name="Tableau5.E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9.976cm" table:align="left"/>
    </style:style>
    <style:style style:name="Tableau4.A" style:family="table-column">
      <style:table-column-properties style:column-width="13.989cm"/>
    </style:style>
    <style:style style:name="Tableau4.B" style:family="table-column">
      <style:table-column-properties style:column-width="0.397cm"/>
    </style:style>
    <style:style style:name="Tableau4.C" style:family="table-column">
      <style:table-column-properties style:column-width="5.59cm"/>
    </style:style>
    <style:style style:name="Tableau4.A1" style:family="table-cell">
      <style:table-cell-properties fo:background-color="#9900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B1" style:family="table-cell">
      <style:table-cell-properties fo:background-color="transparent" fo:padding="0.097cm" fo:border-left="0.002cm solid #000000" fo:border-right="0.002cm solid #000000" fo:border-top="none" fo:border-bottom="none">
        <style:background-image/>
      </style:table-cell-properties>
    </style:style>
    <style:style style:name="Tableau4.C1" style:family="table-cell">
      <style:table-cell-properties fo:background-color="#9900ff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Tableau4.2" style:family="table-row">
      <style:table-row-properties style:min-row-height="0.714cm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none"/>
    </style:style>
    <style:style style:name="Tableau4.C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  <style:text-properties style:font-name="Courier New" fo:font-size="16pt" style:text-underline-style="none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Courier New" fo:font-size="10pt" style:font-size-asian="10pt" style:font-size-complex="10pt"/>
    </style:style>
    <style:style style:name="P3" style:family="paragraph" style:parent-style-name="Standard">
      <style:paragraph-properties fo:margin-left="0cm" fo:margin-right="0cm" fo:text-indent="0cm" style:auto-text-indent="false" fo:background-color="transparent">
        <style:tab-stops>
          <style:tab-stop style:position="7.527cm"/>
        </style:tab-stops>
        <style:background-image/>
      </style:paragraph-properties>
    </style:style>
    <style:style style:name="P4" style:family="paragraph" style:parent-style-name="Standard" style:master-page-name="">
      <style:paragraph-properties fo:margin-left="0cm" fo:margin-right="0cm" fo:text-indent="0cm" style:auto-text-indent="false" style:page-number="auto" fo:background-color="transparent">
        <style:tab-stops>
          <style:tab-stop style:position="7.527cm"/>
        </style:tab-stops>
        <style:background-image/>
      </style:paragraph-properties>
    </style:style>
    <style:style style:name="P5" style:family="paragraph" style:parent-style-name="Table_20_Contents">
      <style:paragraph-properties fo:text-align="center" style:justify-single-word="false">
        <style:tab-stops>
          <style:tab-stop style:position="1.265cm"/>
        </style:tab-stops>
      </style:paragraph-properties>
      <style:text-properties fo:color="#ffffff" style:font-name="Courier New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ffffff" style:font-name="Courier New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style:font-name="Courier New"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NSE-BÊTE SQL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5">Connexion à mySQL / MariaDB sous linux</text:p>
          </table:table-cell>
        </table:table-row>
        <table:table-row>
          <table:table-cell table:style-name="Tableau6.A2" office:value-type="string">
            <text:p text:style-name="P7">mysql -u root -p <text:s text:c="14"/># Connexion root, mdp demandé à la ligne suivante</text:p>
          </table:table-cell>
        </table:table-row>
        <table:table-row>
          <table:table-cell table:style-name="Tableau6.A2" office:value-type="string">
            <text:p text:style-name="P7">mysql -u nom_utilisateur -p <text:s text:c="3"/># Connexion utilisateur, mdp demandé à la ligne suivante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Commandes root</text:p>
          </table:table-cell>
        </table:table-row>
        <table:table-row>
          <table:table-cell table:style-name="Tableau2.A2" office:value-type="string">
            <text:p text:style-name="P7">CREATE USER ‘nom’@‘localhost’ IDENTIFIED BY ‘mdp’ <text:s text:c="2"/># Création d’un nouvel utilisateur</text:p>
          </table:table-cell>
        </table:table-row>
        <table:table-row>
          <table:table-cell table:style-name="Tableau2.A2" office:value-type="string">
            <text:p text:style-name="P7">CREATE DATABASE nom_de_la_base <text:s text:c="21"/># Création d’une nouvelle base </text:p>
          </table:table-cell>
        </table:table-row>
        <table:table-row>
          <table:table-cell table:style-name="Tableau2.A2" office:value-type="string">
            <text:p text:style-name="P2">GRANT ALL PRIVILEGES ON nom_de_la_base <text:s text:c="13"/># Donner toutes les autorisations</text:p>
            <text:p text:style-name="P2">TO ‘nom_utilisateur’@‘localhost’ <text:s text:c="19"/># à l’utilisateur</text:p>
          </table:table-cell>
        </table:table-row>
      </table:table>
      <text:p text:style-name="Standard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5">Commandes utilisateur</text:p>
          </table:table-cell>
        </table:table-row>
        <table:table-row>
          <table:table-cell table:style-name="Tableau3.A2" office:value-type="string">
            <text:p text:style-name="P7">USE nom_de_la_base <text:s text:c="33"/># Sélection de la base de données</text:p>
          </table:table-cell>
        </table:table-row>
        <table:table-row>
          <table:table-cell table:style-name="Tableau3.A2" office:value-type="string">
            <text:p text:style-name="P7">CREATE TABLE table(attributs TYPES, contraintes) <text:s text:c="3"/># Création d’une nouvelle table<text:line-break/>PRIMARY KEY(attribut) <text:s text:c="30"/># Contrainte : clé primaire</text:p>
            <text:p text:style-name="P7">FOREIGN KEY(attribut) REFERENCES(table_référencée) <text:s/># Contrainte : clé étrangère</text:p>
            <text:p text:style-name="P7">CHECK condition <text:s text:c="36"/># Contrainte utilisateur</text:p>
          </table:table-cell>
        </table:table-row>
        <table:table-row table:style-name="Tableau3.4">
          <table:table-cell table:style-name="Tableau3.A2" office:value-type="string">
            <text:p text:style-name="P7">INSERT INTO table VALUES(‘valeur 1’, ‘valeur 2’, …) # Insertion d’une entité</text:p>
          </table:table-cell>
        </table:table-row>
        <table:table-row table:style-name="Tableau3.4">
          <table:table-cell table:style-name="Tableau3.A2" office:value-type="string">
            <text:p text:style-name="P7">UPDATE table SET nom_colonne = ‘nouvelle valeur’ <text:s text:c="3"/># Modifier une ou des entités<text:line-break/>WHERE condition <text:s text:c="36"/># Modifier selon la condition</text:p>
          </table:table-cell>
        </table:table-row>
        <table:table-row table:style-name="Tableau3.4">
          <table:table-cell table:style-name="Tableau3.A2" office:value-type="string">
            <text:p text:style-name="P7">DELETE FROM table WHERE condition <text:s text:c="18"/># Supprimer des entités </text:p>
          </table:table-cell>
        </table:table-row>
        <table:table-row table:style-name="Tableau3.4">
          <table:table-cell table:style-name="Tableau3.A2" office:value-type="string">
            <text:p text:style-name="P2">SOURCE ‘/chemin/vers/fichier.sql’ <text:s text:c="18"/># Exécuter un script SQL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">Requêtes SQL</text:p>
          </table:table-cell>
        </table:table-row>
        <table:table-row>
          <table:table-cell table:style-name="Tableau1.A2" office:value-type="string">
            <text:p text:style-name="P7">SELECT * <text:s text:c="17"/># Sélection des attributs</text:p>
            <text:p text:style-name="P7">FROM table <text:s text:c="15"/># Nom d’une ou plusieurs tables<text:line-break/>WHERE condition <text:s text:c="10"/># Obtenir les résultats selon la condition</text:p>
            <text:p text:style-name="P7">ORDER BY expression <text:s text:c="6"/># Trier les résultats</text:p>
          </table:table-cell>
        </table:table-row>
        <table:table-row>
          <table:table-cell table:style-name="Tableau1.A2" office:value-type="string">
            <text:p text:style-name="P7">SELECT f(*) <text:s text:c="14"/></text:p>
            <text:p text:style-name="P7">FROM table <text:s text:c="15"/># Affiche l’application de la fonction d’agrégation f </text:p>
            <text:p text:style-name="P7">… <text:s text:c="24"/># aux attributs sélectionnés</text:p>
          </table:table-cell>
        </table:table-row>
        <table:table-row>
          <table:table-cell table:style-name="Tableau1.A2" office:value-type="string">
            <text:p text:style-name="P7">SELECT * </text:p>
            <text:p text:style-name="P7">FROM table1 JOIN table2 <text:s text:c="2"/># Jointure de deux tables </text:p>
            <text:p text:style-name="P7">ON table1.id = table2.id <text:s/># L’attribut id est commun aux deux tables<text:line-break/>... </text:p>
          </table:table-cell>
        </table:table-row>
      </table:table>
      <text:p text:style-name="P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table:number-columns-spanned="3" office:value-type="string">
            <text:p text:style-name="P6">Types de données</text:p>
          </table:table-cell>
          <table:covered-table-cell/>
          <table:covered-table-cell/>
          <table:table-cell table:style-name="Tableau5.D1" office:value-type="string">
            <text:p text:style-name="Table_20_Contents"/>
          </table:table-cell>
          <table:table-cell table:style-name="Tableau5.E1" table:number-rows-spanned="2" office:value-type="string">
            <text:p text:style-name="P6">Fonctions d’agrégation</text:p>
          </table:table-cell>
        </table:table-row>
        <table:table-row>
          <table:table-cell table:style-name="Tableau5.A2" office:value-type="string">
            <text:p text:style-name="P6">Nombres</text:p>
          </table:table-cell>
          <table:table-cell table:style-name="Tableau5.A2" office:value-type="string">
            <text:p text:style-name="P6">Textes</text:p>
          </table:table-cell>
          <table:table-cell table:style-name="Tableau5.A2" office:value-type="string">
            <text:p text:style-name="P6">Temps</text:p>
          </table:table-cell>
          <table:table-cell table:style-name="Tableau5.D1" office:value-type="string">
            <text:p text:style-name="Table_20_Contents"/>
          </table:table-cell>
          <table:covered-table-cell/>
        </table:table-row>
        <table:table-row>
          <table:table-cell table:style-name="Tableau5.A3" office:value-type="string">
            <text:p text:style-name="P7">INT <text:s text:c="5"/># 32 bits</text:p>
            <text:p text:style-name="P7">FLOAT <text:s text:c="3"/># 32 bits<text:line-break/>DOUBLE PRECISION </text:p>
            <text:p text:style-name="P7"><text:s text:c="9"/># 64 bits</text:p>
          </table:table-cell>
          <table:table-cell table:style-name="Tableau5.A3" office:value-type="string">
            <text:p text:style-name="P7">CHAR(n) <text:s text:c="3"/># exactmt n caractères<text:line-break/>VARCHAR(n) # au plus n caractères<text:line-break/>TEXT <text:s text:c="6"/># nb qcq de caractères</text:p>
          </table:table-cell>
          <table:table-cell table:style-name="Tableau5.A3" office:value-type="string">
            <text:p text:style-name="P7">DATE <text:s text:c="4"/># Date</text:p>
            <text:p text:style-name="P7">TIME <text:s text:c="4"/># Heure<text:line-break/>DATETIME # Les deux</text:p>
          </table:table-cell>
          <table:table-cell table:style-name="Tableau5.D1" office:value-type="string">
            <text:p text:style-name="Table_20_Contents"/>
          </table:table-cell>
          <table:table-cell table:style-name="Tableau5.E3" office:value-type="string">
            <text:p text:style-name="P7">COUNT # Nombre de<text:line-break/>SUM <text:s text:c="2"/># Somme<text:line-break/>AVG <text:s text:c="2"/># Moyenne<text:line-break/>MIN <text:s text:c="2"/># Minimum</text:p>
            <text:p text:style-name="P7">MAX <text:s text:c="2"/># Maximum</text:p>
          </table:table-cell>
        </table:table-row>
      </table:table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5">Tests</text:p>
          </table:table-cell>
          <table:table-cell table:style-name="Tableau4.B1" office:value-type="string">
            <text:p text:style-name="P5"/>
          </table:table-cell>
          <table:table-cell table:style-name="Tableau4.C1" office:value-type="string">
            <text:p text:style-name="P5">Opérateurs booléens</text:p>
          </table:table-cell>
        </table:table-row>
        <table:table-row table:style-name="Tableau4.2">
          <table:table-cell table:style-name="Tableau4.A2" office:value-type="string">
            <text:p text:style-name="P7">a = b <text:s text:c="20"/># Égal</text:p>
            <text:p text:style-name="P7">a != b <text:s text:c="19"/># Différent</text:p>
            <text:p text:style-name="P2">a &lt; b <text:s text:c="20"/># Strictement inférieur</text:p>
            <text:p text:style-name="P2">a &gt; b <text:s text:c="20"/># Strictement supérieur</text:p>
            <text:p text:style-name="P2">a &lt;= b <text:s text:c="19"/># Inférieur ou égal</text:p>
            <text:p text:style-name="P2">a &gt;= b <text:s text:c="19"/># Supérieur ou égal</text:p>
            <text:p text:style-name="P2">a IN (‘liste de valeurs’) # Appartient à </text:p>
            <text:p text:style-name="P2">a BETWEEN b AND c <text:s text:c="8"/># Entre</text:p>
            <text:p text:style-name="P2">s LIKE ‘format de texte’ <text:s/># De la forme (% = texte qcq)</text:p>
          </table:table-cell>
          <table:table-cell table:style-name="Tableau4.B2" office:value-type="string">
            <text:p text:style-name="P7"/>
          </table:table-cell>
          <table:table-cell table:style-name="Tableau4.C2" office:value-type="string">
            <text:p text:style-name="P7">C1 AND C2 <text:s/># Et </text:p>
            <text:p text:style-name="P7">C1 OR C2 <text:s text:c="2"/># Ou</text:p>
            <text:p text:style-name="P7">NOT C <text:s text:c="5"/># N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1-11T12:40:32.466000000</meta:creation-date>
    <dc:date>2021-01-11T14:31:04.46</dc:date>
    <meta:editing-duration>PT13M52S</meta:editing-duration>
    <meta:editing-cycles>4</meta:editing-cycles>
    <meta:generator>OpenOffice/4.1.3$Win32 OpenOffice.org_project/413m1$Build-9783</meta:generator>
    <meta:document-statistic meta:table-count="6" meta:image-count="0" meta:object-count="0" meta:page-count="1" meta:paragraph-count="55" meta:word-count="378" meta:character-count="2717"/>
  </office:meta>
</office:document-meta>
</file>